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8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 – excludes shipp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 table:style-name="ce2" office:value-type="string">
            <text:p>Should have ordered with fan instead of heatsink</text:p>
          </table:table-cell>
        </table:table-row>
        <table:table-row table:style-name="ro3">
          <table:table-cell office:value-type="string">
            <text:p>Cooling fan for Odroid</text:p>
          </table:table-cell>
          <table:table-cell/>
          <table:table-cell office:value-type="string">
            <text:p>AmeriDroid</text:p>
          </table:table-cell>
          <table:table-cell office:value-type="float" office:value="1">
            <text:p>1</text:p>
          </table:table-cell>
          <table:table-cell office:value-type="float" office:value="4.95">
            <text:p>4.95</text:p>
          </table:table-cell>
          <table:table-cell table:formula="of:=[.D5]*[.E5]" office:value-type="float" office:value="4.95">
            <text:p>4.95</text:p>
          </table:table-cell>
          <table:table-cell office:value-type="date" office:date-value="2019-01-07">
            <text:p>01/07/19</text:p>
          </table:table-cell>
          <table:table-cell/>
          <table:table-cell table:style-name="ce2"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6]*[.E6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7]*[.E7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DC/DC Step-Down Converter – 5V</text:p>
          </table:table-cell>
          <table:table-cell office:value-type="string">
            <text:p>UBEC P1385A</text:p>
          </table:table-cell>
          <table:table-cell office:value-type="string">
            <text:p>AdaFruit</text:p>
          </table:table-cell>
          <table:table-cell office:value-type="float" office:value="2">
            <text:p>2</text:p>
          </table:table-cell>
          <table:table-cell office:value-type="float" office:value="9.95">
            <text:p>9.95</text:p>
          </table:table-cell>
          <table:table-cell table:formula="of:=[.D8]*[.E8]" office:value-type="float" office:value="19.9">
            <text:p>19.9</text:p>
          </table:table-cell>
          <table:table-cell office:value-type="date" office:date-value="2019-01-25">
            <text:p>01/25/19</text:p>
          </table:table-cell>
          <table:table-cell office:value-type="date" office:date-value="2019-02-02">
            <text:p>02/02/19</text:p>
          </table:table-cell>
          <table:table-cell office:value-type="string">
            <text:p>Power for Odroid</text:p>
          </table:table-cell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2">
            <text:p>2</text:p>
          </table:table-cell>
          <table:table-cell office:value-type="float" office:value="19.51">
            <text:p>19.51</text:p>
          </table:table-cell>
          <table:table-cell table:formula="of:=[.D9]*[.E9]" office:value-type="float" office:value="39.02">
            <text:p>39.02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3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D10]*[.E10]" office:value-type="float" office:value="135">
            <text:p>135</text:p>
          </table:table-cell>
          <table:table-cell office:value-type="date" office:date-value="2018-11-25">
            <text:p>11/25/18</text:p>
          </table:table-cell>
          <table:table-cell office:value-type="date" office:date-value="2018-12-22">
            <text:p>12/22/18</text:p>
          </table:table-cell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2 4-port hub</text:p>
          </table:table-cell>
          <table:table-cell office:value-type="string">
            <text:p>Insten 4-Port Octopus USB Hub</text:p>
          </table:table-cell>
          <table:table-cell office:value-type="string">
            <text:p>Quill</text:p>
          </table:table-cell>
          <table:table-cell office:value-type="float" office:value="1">
            <text:p>1</text:p>
          </table:table-cell>
          <table:table-cell office:value-type="float" office:value="7.49">
            <text:p>7.49</text:p>
          </table:table-cell>
          <table:table-cell table:formula="of:=[.D11]*[.E11]" office:value-type="float" office:value="7.49">
            <text:p>7.49</text:p>
          </table:table-cell>
          <table:table-cell office:value-type="date" office:date-value="2019-01-25">
            <text:p>01/25/19</text:p>
          </table:table-cell>
          <table:table-cell office:value-type="date" office:date-value="2019-02-04">
            <text:p>02/04/19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2]*[.E12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3]*[.E13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4]*[.E14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5]*[.E15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6]*[.E16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7]*[.E17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8]*[.E18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9]*[.E19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2]*[.E22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3]*[.E23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4]*[.E24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5]*[.E25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6]*[.E26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table:formula="of:=[.D27]*[.E27]" office:value-type="float" office:value="11.8">
            <text:p>11.8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8]*[.E28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9]*[.E29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30]*[.E30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31]*[.E31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2]*[.E32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3]*[.E33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5]*[.E35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6]*[.E36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7]*[.E37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2">
          <table:table-cell table:style-name="Default" office:value-type="string">
            <text:p>HDMI Extension Cable – 8in</text:p>
          </table:table-cell>
          <table:table-cell table:style-name="ce5" office:value-type="string">
            <text:p>HDMI Port Saver</text:p>
          </table:table-cell>
          <table:table-cell office:value-type="string">
            <text:p>Zoro</text:p>
          </table:table-cell>
          <table:table-cell office:value-type="float" office:value="1">
            <text:p>1</text:p>
          </table:table-cell>
          <table:table-cell office:value-type="float" office:value="4.05">
            <text:p>4.05</text:p>
          </table:table-cell>
          <table:table-cell table:formula="of:=[.D38]*[.E38]" office:value-type="float" office:value="4.05">
            <text:p>4.05</text:p>
          </table:table-cell>
          <table:table-cell office:value-type="date" office:date-value="2019-01-25">
            <text:p>01/25/19</text:p>
          </table:table-cell>
          <table:table-cell office:value-type="date" office:date-value="2019-01-29">
            <text:p>01/29/1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9]*[.E39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Default" office:value-type="string">
            <text:p>IMU – 3 axis accelerometer, gyros</text:p>
          </table:table-cell>
          <table:table-cell office:value-type="string">
            <text:p>9DoF Razor IMU M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table:number-columns-repeated="2" office:value-type="float" office:value="35.95">
            <text:p>35.95</text:p>
          </table:table-cell>
          <table:table-cell office:value-type="date" office:date-value="2019-06-09">
            <text:p>06/09/19</text:p>
          </table:table-cell>
          <table:table-cell office:value-type="date" office:date-value="2019-06-13">
            <text:p>06/13/19</text:p>
          </table:table-cell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42]*[.E42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Android tablet</text:p>
          </table:table-cell>
          <table:table-cell office:value-type="string">
            <text:p>Samsung Galaxy S3 – 10”</text:p>
          </table:table-cell>
          <table:table-cell office:value-type="string">
            <text:p>BestBuy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D44]*[.E44]" office:value-type="float" office:value="495">
            <text:p>495</text:p>
          </table:table-cell>
          <table:table-cell table:number-columns-repeated="2" office:value-type="date" office:date-value="2017-10-01">
            <text:p>10/01/17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42])" office:value-type="float" office:value="6098.97">
            <text:p>6098.97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Quill</text:p>
          </table:table-cell>
          <table:table-cell office:value-type="string">
            <text:p>https://www.quill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Zoro</text:p>
          </table:table-cell>
          <table:table-cell office:value-type="string">
            <text:p>https://www.zoro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06/17/2019</text:date>, <text:time>14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6-17T14:23:57</dc:date>
    <dc:creator>Chuck Coughlin</dc:creator>
    <meta:editing-duration>P3DT20H8M22S</meta:editing-duration>
    <meta:editing-cycles>23</meta:editing-cycles>
    <meta:generator>OpenOffice/4.1.3$Unix OpenOffice.org_project/413m1$Build-9783</meta:generator>
    <meta:document-statistic meta:table-count="3" meta:cell-count="333" meta:object-count="0"/>
  </office:meta>
</office:document-meta>
</file>